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Courier" svg:font-family="Courier" style:font-family-generic="system" style:font-pitch="variable" svg:panose-1="2 7 3 9 2 2 5 2 4 4"/>
    <style:font-face style:name="Symbol" style:font-charset="x-symbol" svg:font-family="Symbol" style:font-family-generic="decorative" style:font-pitch="variable" svg:panose-1="5 5 1 2 1 7 6 2 5 7"/>
  </office:font-face-decls>
  <office:automatic-styles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8">
      <text:list-level-style-number text:level="1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9">
      <text:list-level-style-number text:level="1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</style:style>
  </office:automatic-styles>
  <office:body>
    <office:text text:use-soft-page-breaks="true">
      <text:h text:style-name="P1" text:outline-level="1">Random Topics Exploration</text:h>
      <text:p text:style-name="Normal">Psychology is a fascinating field that continues to evolve with new discoveries and innovations. Architecture is a fascinating field that continues to evolve with new discoveries and innovations.</text:p>
      <text:p text:style-name="Normal"><text:s/>Oceanography is a fascinating field that continues to evolve with new discoveries and innovations. Blockchain is a fascinating field that continues to evolve with new discoveries and innovations. Artificial intelligence is a fascinating field that continues to evolve with new discoveries and innovations. Sustainable energy is a fascinating field that continues to evolve with new discoveries and innovations. Robotics is a fascinating field that continues to evolve with new discoveries and innovations. Biochemistry is a fascinating field that continues to evolve with new discoveries and innovations. Virtual reality is a fascinating field that continues to evolve with new discoveries and innovations.<text:s/></text:p>
      <text:p text:style-name="Normal">Biochemistry is a fascinating field that continues to evolve with new discoveries and innovations.<text:s/></text:p>
      <text:p text:style-name="Normal">Space exploration is a fascinating field that continues to evolve with new discoveries and innovations. Virtual reality is a fascinating field that continues to evolve with new discoveries and innovations. Oceanography is a fascinating field that continues to evolve with new discoveries and innovations. History of music is a fascinating field that continues to evolve with new discoveries and innovations. Genetics is a fascinating field that continues to evolve with new discoveries and innovations.<text:s/></text:p>
      <text:p text:style-name="Normal">Biochemistry is a fascinating field that continues to evolve with new discoveries and innovations. Renaissance art is a fascinating field that continues to evolve with new discoveries and innovations. Astronomy is a fascinating field that continues to evolve with new discoveries and innovations.<text:s/></text:p>
      <text:p text:style-name="Normal">Quantum physics is a fascinating field that continues to evolve with new discoveries and innovations. Blockchain is a fascinating field that continues to evolve with new discoveries and innovations.<text:s/></text:p>
      <text:p text:style-name="Normal">Cryptography is a fascinating field that continues to evolve with new discoveries and innovations. Genetics is a fascinating field that continues to evolve with new discoveries and innovations. Oceanography is a fascinating field that continues to evolve with new discoveries and innovations. Space exploration is a fascinating field that continues to evolve with new discoveries and innovations. Sustainable energy is a fascinating field that continues to evolve with new discoveries and innovations.<text:s/></text:p>
      <text:p text:style-name="Normal">Linguistics is a fascinating field that continues to evolve with new discoveries and innovations. Renaissance art is a fascinating field that continues to evolve with new discoveries and innovations. Cybersecurity is a fascinating field that continues to evolve with new discoveries and innovations. Ancient civilizations is a fascinating field that<text:s/><text:soft-page-break/>continues to evolve with new discoveries and innovations. Genetics is a fascinating field that continues to evolve with new discoveries and innovations.<text:s/></text:p>
      <text:p text:style-name="Normal">Virtual reality is a fascinating field that continues to evolve with new discoveries and innovations. History of music is a fascinating field that continues to evolve with new discoveries and innovations. Psychology is a fascinating field that continues to evolve with new discoveries and innovations.<text:s/></text:p>
      <text:p text:style-name="Normal">Renaissance art is a fascinating field that continues to evolve with new discoveries and innovations. Ethics in technology is a fascinating field that continues to evolve with new discoveries and innovations. Cryptography is a fascinating field that continues to evolve with new discoveries and innovations.</text:p>
      <text:p text:style-name="Normal"/>
      <text:p text:style-name="Normal"><text:s/>Ancient civilizations is a fascinating field that continues to evolve with new discoveries and innovations. Renaissance art is a fascinating field that continues to evolve with new discoveries and innovations. Renaissance art is a fascinating field that continues to evolve with new discoveries and innovations.<text:s/></text:p>
      <text:p text:style-name="Normal"/>
      <text:p text:style-name="Normal">Artificial intelligence is a fascinating field that continues to evolve with new discoveries and innovations. Sustainable energy is a fascinating field that continues to evolve with new discoveries and innovations. Virtual reality is a fascinating field that continues to evolve with new discoveries and innovations.<text:s/></text:p>
      <text:p text:style-name="Normal"/>
      <text:p text:style-name="Normal">Cognitive science is a fascinating field that continues to evolve with new discoveries and innovations. Renaissance art is a fascinating field that continues to evolve with new discoveries and innovations. Astronomy is a fascinating field that continues to evolve with new discoveries and innovations.</text:p>
      <text:p text:style-name="Normal"/>
      <text:p text:style-name="Normal"/>
      <text:p text:style-name="Normal"><text:s/>Climate change is a fascinating field that continues to evolve with new discoveries and innovations. Wildlife conservation is a fascinating field that continues to evolve with new discoveries and innovations. Ethics in technology is a fascinating field that continues to evolve with new discoveries and innovations. Wildlife conservation is a fascinating field that continues to evolve with new discoveries and innovations. Renaissance art is a fascinating field that continues to evolve with new discoveries and innovation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Courier" svg:font-family="Courier" style:font-family-generic="system" style:font-pitch="variable" svg:panose-1="2 7 3 9 2 2 5 2 4 4"/>
    <style:font-face style:name="Symbol" style:font-charset="x-symbol" svg:font-family="Symbol" style:font-family-generic="decorative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>
        <style:background-fill draw:fill="solid"/>
      </style:paragraph-properties>
      <style:text-properties style:font-name="Cambria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libri" style:font-name-asian="MS Gothic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color="#4F81B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libri" style:font-name-asian="MS Gothic" style:font-name-complex="Times New Roman" fo:color="#243F60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libri" style:font-name-asian="MS Gothic" style:font-name-complex="Times New Roman" fo:font-style="italic" style:font-style-asian="italic" style:font-style-complex="italic" fo:color="#243F60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libri" style:font-name-asian="MS Gothic" style:font-name-complex="Times New Roman" fo:font-style="italic" style:font-style-asian="italic" style:font-style-complex="italic" fo:color="#404040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libri" style:font-name-asian="MS Gothic" style:font-name-complex="Times New Roman" fo:color="#4F81BD" fo:font-size="10pt" style:font-size-asian="10pt" style:font-size-complex="10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libri" style:font-name-asian="MS Gothic" style:font-name-complex="Times New Roman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Heading1Char" style:display-name="Heading 1 Char" style:family="text" style:parent-style-name="DefaultParagraphFont">
      <style:text-properties style:font-name="Calibri" style:font-name-asian="MS Gothic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="Calibri" style:font-name-asian="MS Gothic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" style:font-name-asian="MS Gothic" style:font-name-complex="Times New Roman" fo:font-weight="bold" style:font-weight-asian="bold" style:font-weight-complex="bold" fo:color="#4F81BD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style:contextual-spacing="true" fo:margin-bottom="0.2083in" fo:line-height="100%"/>
      <style:text-properties style:font-name="Calibri" style:font-name-asian="MS Gothic" style:font-name-complex="Times New Roman" fo:color="#17365D" fo:letter-spacing="0.0034in" style:letter-kerning="true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alibri" style:font-name-asian="MS Gothic" style:font-name-complex="Times New Roman" fo:color="#17365D" fo:letter-spacing="0.0034in" style:letter-kerning="true" fo:font-size="26pt" style:font-size-asian="26pt" style:font-size-complex="26pt"/>
    </style:style>
    <style:style style:name="Subtitle" style:display-name="Subtitle" style:family="paragraph" style:parent-style-name="Normal" style:next-style-name="Normal">
      <style:text-properties style:font-name="Calibri" style:font-name-asian="MS Gothic" style:font-name-complex="Times New Roman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SubtitleChar" style:display-name="Subtitle Char" style:family="text" style:parent-style-name="DefaultParagraphFont">
      <style:text-properties style:font-name="Calibri" style:font-name-asian="MS Gothic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BodyText" style:display-name="Body Text" style:family="paragraph" style:parent-style-name="Normal">
      <style:paragraph-properties fo:margin-bottom="0.0833in"/>
      <style:text-properties fo:hyphenate="false"/>
    </style:style>
    <style:style style:name="BodyTextChar" style:display-name="Body Text Char" style:family="text" style:parent-style-name="DefaultParagraphFont"/>
    <style:style style:name="BodyText2" style:display-name="Body Text 2" style:family="paragraph" style:parent-style-name="Normal">
      <style:paragraph-properties fo:margin-bottom="0.0833in" fo:line-height="200%"/>
      <style:text-properties fo:hyphenate="false"/>
    </style:style>
    <style:style style:name="BodyText2Char" style:display-name="Body Text 2 Char" style:family="text" style:parent-style-name="DefaultParagraphFont"/>
    <style:style style:name="BodyText3" style:display-name="Body Text 3" style:family="paragraph" style:parent-style-name="Normal">
      <style:paragraph-properties fo:margin-bottom="0.0833in"/>
      <style:text-properties fo:font-size="8pt" style:font-size-asian="8pt" style:font-size-complex="8pt" fo:hyphenate="false"/>
    </style:style>
    <style:style style:name="BodyText3Char" style:display-name="Body Text 3 Char" style:family="text" style:parent-style-name="DefaultParagraphFont">
      <style:text-properties fo:font-size="8pt" style:font-size-asian="8pt" style:font-size-complex="8pt"/>
    </style:style>
    <style:style style:name="List" style:display-name="List" style:family="paragraph" style:parent-style-name="Normal">
      <style:paragraph-properties style:contextual-spacing="true" fo:margin-left="0.25in" fo:text-indent="-0.25in">
        <style:tab-stops/>
      </style:paragraph-properties>
      <style:text-properties fo:hyphenate="false"/>
    </style:style>
    <style:style style:name="List2" style:display-name="List 2" style:family="paragraph" style:parent-style-name="Normal">
      <style:paragraph-properties style:contextual-spacing="true" fo:margin-left="0.5in" fo:text-indent="-0.25in">
        <style:tab-stops/>
      </style:paragraph-properties>
      <style:text-properties fo:hyphenate="false"/>
    </style:style>
    <style:style style:name="List3" style:display-name="List 3" style:family="paragraph" style:parent-style-name="Normal">
      <style:paragraph-properties style:contextual-spacing="true" fo:margin-left="0.75in" fo:text-indent="-0.25in">
        <style:tab-stops/>
      </style:paragraph-properties>
      <style:text-properties fo:hyphenate="false"/>
    </style:style>
    <style:style style:name="ListBullet" style:display-name="List Bullet" style:family="paragraph" style:parent-style-name="Normal" style:list-style-name="LFO1">
      <style:paragraph-properties style:contextual-spacing="true"/>
      <style:text-properties fo:hyphenate="false"/>
    </style:style>
    <style:style style:name="ListBullet2" style:display-name="List Bullet 2" style:family="paragraph" style:parent-style-name="Normal" style:list-style-name="LFO2">
      <style:paragraph-properties style:contextual-spacing="true"/>
      <style:text-properties fo:hyphenate="false"/>
    </style:style>
    <style:style style:name="ListBullet3" style:display-name="List Bullet 3" style:family="paragraph" style:parent-style-name="Normal" style:list-style-name="LFO3">
      <style:paragraph-properties style:contextual-spacing="true"/>
      <style:text-properties fo:hyphenate="false"/>
    </style:style>
    <style:style style:name="ListNumber" style:display-name="List Number" style:family="paragraph" style:parent-style-name="Normal" style:list-style-name="LFO5">
      <style:paragraph-properties style:contextual-spacing="true"/>
      <style:text-properties fo:hyphenate="false"/>
    </style:style>
    <style:style style:name="ListNumber2" style:display-name="List Number 2" style:family="paragraph" style:parent-style-name="Normal" style:list-style-name="LFO6">
      <style:paragraph-properties style:contextual-spacing="true"/>
      <style:text-properties fo:hyphenate="false"/>
    </style:style>
    <style:style style:name="ListNumber3" style:display-name="List Number 3" style:family="paragraph" style:parent-style-name="Normal" style:list-style-name="LFO7">
      <style:paragraph-properties style:contextual-spacing="true"/>
      <style:text-properties fo:hyphenate="false"/>
    </style:style>
    <style:style style:name="ListContinue" style:display-name="List Continue" style:family="paragraph" style:parent-style-name="Normal">
      <style:paragraph-properties style:contextual-spacing="true" fo:margin-bottom="0.0833in" fo:margin-left="0.25in">
        <style:tab-stops/>
      </style:paragraph-properties>
      <style:text-properties fo:hyphenate="false"/>
    </style:style>
    <style:style style:name="ListContinue2" style:display-name="List Continue 2" style:family="paragraph" style:parent-style-name="Normal">
      <style:paragraph-properties style:contextual-spacing="true" fo:margin-bottom="0.0833in" fo:margin-left="0.5in">
        <style:tab-stops/>
      </style:paragraph-properties>
      <style:text-properties fo:hyphenate="false"/>
    </style:style>
    <style:style style:name="ListContinue3" style:display-name="List Continue 3" style:family="paragraph" style:parent-style-name="Normal">
      <style:paragraph-properties style:contextual-spacing="true" fo:margin-bottom="0.0833in" fo:margin-left="0.75in">
        <style:tab-stops/>
      </style:paragraph-properties>
      <style:text-properties fo:hyphenate="false"/>
    </style:style>
    <style:style style:name="MacroText" style:display-name="Macro Text" style:family="paragraph">
      <style:paragraph-properties>
        <style:tab-stops>
          <style:tab-stop style:type="left" style:position="0.4in"/>
          <style:tab-stop style:type="left" style:position="0.8in"/>
          <style:tab-stop style:type="left" style:position="1.2in"/>
          <style:tab-stop style:type="left" style:position="1.6in"/>
          <style:tab-stop style:type="left" style:position="2in"/>
          <style:tab-stop style:type="left" style:position="2.4in"/>
          <style:tab-stop style:type="left" style:position="2.8in"/>
        </style:tab-stops>
      </style:paragraph-properties>
      <style:text-properties style:font-name="Courier" fo:font-size="10pt" style:font-size-asian="10pt" style:font-size-complex="10pt" fo:hyphenate="false"/>
    </style:style>
    <style:style style:name="MacroTextChar" style:display-name="Macro Text Char" style:family="text" style:parent-style-name="DefaultParagraphFont">
      <style:text-properties style:font-name="Courier" fo:font-size="10pt" style:font-size-asian="10pt" style:font-size-complex="10pt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color="#00000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000000"/>
    </style:style>
    <style:style style:name="Heading4Char" style:display-name="Heading 4 Char" style:family="text" style:parent-style-name="DefaultParagraphFont">
      <style:text-properties style:font-name="Calibri" style:font-name-asian="MS Gothic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Heading5Char" style:display-name="Heading 5 Char" style:family="text" style:parent-style-name="DefaultParagraphFont">
      <style:text-properties style:font-name="Calibri" style:font-name-asian="MS Gothic" style:font-name-complex="Times New Roman" fo:color="#243F60"/>
    </style:style>
    <style:style style:name="Heading6Char" style:display-name="Heading 6 Char" style:family="text" style:parent-style-name="DefaultParagraphFont">
      <style:text-properties style:font-name="Calibri" style:font-name-asian="MS Gothic" style:font-name-complex="Times New Roman" fo:font-style="italic" style:font-style-asian="italic" style:font-style-complex="italic" fo:color="#243F60"/>
    </style:style>
    <style:style style:name="Heading7Char" style:display-name="Heading 7 Char" style:family="text" style:parent-style-name="DefaultParagraphFont">
      <style:text-properties style:font-name="Calibri" style:font-name-asian="MS Gothic" style:font-name-complex="Times New Roman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alibri" style:font-name-asian="MS Gothic" style:font-name-complex="Times New Roman" fo:color="#4F81BD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libri" style:font-name-asian="MS Gothic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IntenseQuote" style:display-name="Intense Quote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IntenseQuoteChar" style:display-name="Intense Quote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808080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Reference" style:display-name="Subtle Reference" style:family="text" style:parent-style-name="DefaultParagraphFont">
      <style:text-properties fo:font-variant="small-caps" fo:color="#C0504D" style:text-underline-type="single" style:text-underline-style="solid" style:text-underline-width="auto" style:text-underline-mode="continuous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variant="small-caps" fo:letter-spacing="0.0034in"/>
    </style:style>
    <style:style style:name="TOCHeading" style:display-name="TOC Heading" style:family="paragraph" style:parent-style-name="Heading1" style:nex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style:style style:name="WW_CharLFO2LVL1" style:family="text">
      <style:text-properties style:font-name="Symbol"/>
    </style: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style:style style:name="WW_CharLFO3LVL1" style:family="text">
      <style:text-properties style:font-name="Symbol"/>
    </style: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style:style style:name="WW_CharLFO4LVL1" style:family="text">
      <style:text-properties style:font-name="Symbol"/>
    </style:style>
    <text:list-style style:name="LFO5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8">
      <text:list-level-style-number text:level="1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9">
      <text:list-level-style-number text:level="1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number:num-list-format style:name="NLF0">
      <number:num-list-label text:level="1"/>
      <number:text>%1%.</number:text>
    </number:num-list-format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>generated by python-docx</dc:description>
    <dc:subject/>
    <meta:initial-creator>python-docx</meta:initial-creator>
    <dc:creator>süreyya aydoğdu</dc:creator>
    <meta:creation-date>2024-10-03T08:42:00Z</meta:creation-date>
    <dc:date>2024-10-03T08:42:00Z</dc:date>
    <meta:print-date>2024-10-03T08:40:00Z</meta:print-date>
    <meta:template xlink:href="Normal.dotm" xlink:type="simple"/>
    <meta:editing-cycles>2</meta:editing-cycles>
    <meta:editing-duration>PT0S</meta:editing-duration>
    <meta:document-statistic meta:page-count="2" meta:paragraph-count="10" meta:word-count="763" meta:character-count="5107" meta:row-count="36" meta:non-whitespace-character-count="4354"/>
  </office:meta>
</office:document-meta>
</file>